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his file simply contains some of the important principles, ideas and/or lessons that we currently hold important in order to achieve our objective, that is happiness. As a general rule of thumb, the most important principles appear first, but this isn’t a hard rule.</text:p>
      <text:p text:style-name="Normal">- Simplicity. Keep things simple if it is a reasonable choice.</text:p>
      <text:p text:style-name="Normal">- Honesty and authenticity. In other words, listen to your heart of hearts. Happiness earned without this is an illusion.</text:p>
      <text:p text:style-name="Normal">- Slow and steady wins the race. We’ve been inconsistent for far too long, it is time we try the path of patience. Do small things, but do them consistently.</text:p>
      <text:p text:style-name="Normal">- Exactitude, accuracy and precision. Seek those in all you do.</text:p>
      <text:p text:style-name="Normal">I can’t think of anything more for now. Anything else I could add aren’t really of the same category as the above, they’d be closer to tactics, skills or tips and tricks than to princip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